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5200001F16644CF7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" style:family="table">
      <style:table-properties style:width="16.992cm" fo:margin-left="0.028cm" fo:margin-right="-0.019cm" table:align="margins"/>
    </style:style>
    <style:style style:name="Tabla17.A" style:family="table-column">
      <style:table-column-properties style:column-width="15.402cm" style:rel-column-width="59405*"/>
    </style:style>
    <style:style style:name="Tabla17.B" style:family="table-column">
      <style:table-column-properties style:column-width="1.589cm" style:rel-column-width="6130*"/>
    </style:style>
    <style:style style:name="Tabla17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262cm" style:rel-column-width="20283*"/>
    </style:style>
    <style:style style:name="Tabla5.B" style:family="table-column">
      <style:table-column-properties style:column-width="4.029cm" style:rel-column-width="15530*"/>
    </style:style>
    <style:style style:name="Tabla5.C" style:family="table-column">
      <style:table-column-properties style:column-width="3.732cm" style:rel-column-width="14388*"/>
    </style:style>
    <style:style style:name="Tabla5.D" style:family="table-column">
      <style:table-column-properties style:column-width="3.978cm" style:rel-column-width="1533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22pt" fo:language="es" fo:country="ES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normal" style:font-name-asian="LiberationSans" style:font-size-asian="11pt" style:font-weight-asian="normal" style:font-name-complex="LiberationSans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Courier 10 Pitch" fo:font-size="11pt" fo:font-weight="normal" style:font-name-asian="LiberationSerif" style:font-size-asian="11pt" style:font-weight-asian="normal" style:font-name-complex="LiberationSerif" style:font-size-complex="11pt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style:font-name-asian="LiberationSerif" style:font-size-asian="12pt" style:font-name-complex="LiberationSerif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LiberationSans" style:font-size-asian="12pt" style:font-name-complex="LiberationSans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style:font-name-asian="LiberationSerif" style:font-size-asian="14pt" style:font-name-complex="LiberationSerif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11pt" style:font-name-asian="LiberationSans" style:font-size-asian="11pt" style:font-name-complex="LiberationSans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12pt" style:font-name-asian="LiberationSans" style:font-size-asian="12pt" style:font-name-complex="LiberationSans" style:font-size-complex="12pt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Courier 10 Pitch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26" style:family="paragraph" style:parent-style-name="Text_20_body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LiberationSans" style:font-size-asian="14pt" style:font-weight-asian="normal" style:font-name-complex="LiberationSans" style:font-size-complex="14pt" style:font-weight-complex="normal"/>
    </style:style>
    <style:style style:name="P27" style:family="paragraph" style:parent-style-name="Text_20_body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Courier 10 Pitch" fo:font-size="12pt" fo:letter-spacing="normal" fo:font-style="normal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28" style:family="paragraph" style:parent-style-name="Standard" style:master-page-name="First_20_Page">
      <style:paragraph-properties fo:text-align="start" style:justify-single-word="false" style:page-number="auto" style:text-autospace="none"/>
      <style:text-properties fo:color="#000000" style:font-name="Times New Roman" fo:font-size="14pt" fo:language="es" fo:country="ES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style:font-name-asian="LiberationSerif" style:font-size-asian="14pt" style:font-name-complex="LiberationSerif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style:font-name-asian="LiberationSerif" style:font-size-asian="12pt" style:font-name-complex="LiberationSerif" style:font-size-complex="12pt"/>
    </style:style>
    <style:style style:name="P32" style:family="paragraph" style:parent-style-name="Text_20_body" style:list-style-name="L1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LiberationSans" style:font-size-asian="14pt" style:font-weight-asian="normal" style:font-name-complex="LiberationSans" style:font-size-complex="14pt" style:font-weight-complex="normal"/>
    </style:style>
    <style:style style:name="P33" style:family="paragraph" style:parent-style-name="Text_20_body">
      <style:paragraph-properties fo:margin-top="0cm" fo:margin-bottom="0cm" fo:text-align="start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LiberationSans" style:font-size-asian="14pt" style:font-weight-asian="normal" style:font-name-complex="LiberationSans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2" text:anchor-type="paragraph" svg:x="0.908cm" svg:y="0.559cm" svg:width="15.185cm" svg:height="7.959cm" draw:z-index="0"><draw:image xlink:href="Pictures/2000000700003B5200001F16644CF7AA.svm" xlink:type="simple" xlink:show="embed" xlink:actuate="onLoad"/></draw:frame></text:p>
      <text:p text:style-name="P16">4º Grado en ingeniería informática</text:p>
      <text:p text:style-name="P16">Informática Gráfica</text:p>
      <text:p text:style-name="P16"/>
      <text:p text:style-name="P17">Modelo articulado con OpenGL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text:tab/><text:tab/><text:tab/><text:span text:style-name="T1">Francisco García Díaz</text:span></text:p>
      <text:p text:style-name="P6"><text:tab/><text:tab/><text:tab/><text:tab/><text:tab/><text:tab/><text:tab/>Jesús Rodríguez Pérez</text:p>
      <text:p text:style-name="P2"/>
      <text:p text:style-name="P2"><text:soft-page-break/>INDICE DE CONTENIDOS</text:p>
      <text:p text:style-name="P1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">a) Algoritmo de generación del esqueleto</text:p>
          </table:table-cell>
          <table:table-cell table:style-name="Tabla17.A1" office:value-type="string">
            <text:p text:style-name="P19">Pág 3</text:p>
          </table:table-cell>
        </table:table-row>
        <table:table-row>
          <table:table-cell table:style-name="Tabla17.A1" office:value-type="string">
            <text:p text:style-name="P12">b) Estructura de datos. Jerarquia de bones y joins</text:p>
          </table:table-cell>
          <table:table-cell table:style-name="Tabla17.A1" office:value-type="string">
            <text:p text:style-name="P19">Pág 4</text:p>
          </table:table-cell>
        </table:table-row>
        <table:table-row>
          <table:table-cell table:style-name="Tabla17.A1" office:value-type="string">
            <text:p text:style-name="P12">c) Tabla de grados de libertad (DoF)</text:p>
          </table:table-cell>
          <table:table-cell table:style-name="Tabla17.A1" office:value-type="string">
            <text:p text:style-name="P19">Pág 4</text:p>
          </table:table-cell>
        </table:table-row>
        <table:table-row>
          <table:table-cell table:style-name="Tabla17.A1" office:value-type="string">
            <text:p text:style-name="P24">d) Movimiento del esqueleto. Primitivas</text:p>
          </table:table-cell>
          <table:table-cell table:style-name="Tabla17.A1" office:value-type="string">
            <text:p text:style-name="P19">Pág 5</text:p>
          </table:table-cell>
        </table:table-row>
        <table:table-row>
          <table:table-cell table:style-name="Tabla17.A1" office:value-type="string">
            <text:p text:style-name="P24">e) Limitaciones</text:p>
          </table:table-cell>
          <table:table-cell table:style-name="Tabla17.A1" office:value-type="string">
            <text:p text:style-name="P19">Pág 6</text:p>
          </table:table-cell>
        </table:table-row>
        <table:table-row>
          <table:table-cell table:style-name="Tabla17.A1" office:value-type="string">
            <text:p text:style-name="P24">f) Ejemplos: capturas de pantalla y vídeos</text:p>
          </table:table-cell>
          <table:table-cell table:style-name="Tabla17.A1" office:value-type="string">
            <text:p text:style-name="P19">Pág 6</text:p>
          </table:table-cell>
        </table:table-row>
        <table:table-row>
          <table:table-cell table:style-name="Tabla17.A1" office:value-type="string">
            <text:p text:style-name="P24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2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2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19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a) Algoritmo de generación del esqueleto</text:p>
      <text:p text:style-name="P9">El esqueleto se genera a través de la función init la cual crea cada join.</text:p>
      <text:p text:style-name="P9"/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 text:c="2"/>Vector3f pos(0,0,0);</text:p>
            <text:p text:style-name="P10"><text:s text:c="2"/>Vector3f toplimit(0,0,0);</text:p>
            <text:p text:style-name="P10"><text:s text:c="2"/>Vector3f botlimit(0,0,0);</text:p>
            <text:p text:style-name="P10"><text:s text:c="2"/>Join j(0,0,pos,toplimit,botlimit);</text:p>
            <text:p text:style-name="P10"><text:s text:c="2"/>joins.push_back(j);</text:p>
          </table:table-cell>
        </table:table-row>
        <table:table-row>
          <table:table-cell table:style-name="Tabla1.A2" office:value-type="string">
            <text:p text:style-name="P20">Ejemplo de creación y adición al esqueleto de un join.</text:p>
          </table:table-cell>
        </table:table-row>
      </table:table>
      <text:p text:style-name="P9"/>
      <text:p text:style-name="P9"/>
      <text:p text:style-name="P9">Se crean 3 vectores para inicializar la posición y los limites de giro que tendrá el join y luego este join se introduce en un array de joins que son los joins que conforman nuestro esqueleto.</text:p>
      <text:p text:style-name="P9"/>
      <text:p text:style-name="P9">Para generar el esqueleto se llama a la función de dibujado dibujaEscena que se encarga de dibujar cada join. Para hacer estos dibujos se han usado dos funciones auxiliares, las que nos permiten dibujar un punto y una linea:</text:p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void punto(int j){</text:p>
            <text:p text:style-name="P10"><text:tab/>glBegin(GL_POINTS);</text:p>
            <text:p text:style-name="P10"><text:tab/><text:tab/>glVertex3f(joins[j].pos.x, joins[j].pos.y, joins[j].pos.z);</text:p>
            <text:p text:style-name="P10"><text:tab/>glEnd();</text:p>
            <text:p text:style-name="P10">}</text:p>
            <text:p text:style-name="P10"/>
            <text:p text:style-name="P10">void linea(int j){</text:p>
            <text:p text:style-name="P10"><text:tab/>glBegin(GL_LINES);</text:p>
            <text:p text:style-name="P10"><text:tab/><text:tab/>glVertex3f(joins[j].pos.x, joins[j].pos.y, joins[j].pos.z);</text:p>
            <text:p text:style-name="P10"><text:tab/><text:tab/>int r=joins[j].root;</text:p>
            <text:p text:style-name="P10"><text:tab/><text:tab/>glVertex3f(joins[r].pos.x, joins[r].pos.y, joins[r].pos.z);</text:p>
            <text:p text:style-name="P10"><text:tab/>glEnd();</text:p>
            <text:p text:style-name="P10">}</text:p>
          </table:table-cell>
        </table:table-row>
      </table:table>
      <text:p text:style-name="P9"/>
      <text:p text:style-name="P3"/>
      <text:p text:style-name="P9">Después es tan simple como llamar a cada uno de nuestros join en la función de dibujar escena haciendo que dibuje su punto y que dibuje una linea desde si mismo hasta el nodo padre.</text:p>
      <text:p text:style-name="P9"/>
      <text:p text:style-name="P9">Los giros de cada join se indicarán en esta función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>void rotate(Vector3f rot){ </text:p>
            <text:p text:style-name="P22"><text:tab/>Vector3f rotacion; </text:p>
            <text:p text:style-name="P22"><text:tab/>rotacion.devuelveMenor(topLimit,rot); </text:p>
            <text:p text:style-name="P22"><text:tab/>rotacion.devuelveMayor(botLimit,rotacion); </text:p>
            <text:p text:style-name="P22"><text:tab/>angle=rotacion; </text:p>
            <text:p text:style-name="P22">}</text:p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b) Estructura de datos. Jerarquia de bones y joins</text:p>
      <text:p text:style-name="P7">Los join son una clase creada que sigue la siguiente estructura:</text:p>
      <text:p text:style-name="P7">Variables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><text:tab/>int id <text:tab/><text:tab/><text:tab/>// Identificador del join</text:p>
            <text:p text:style-name="P11"><text:tab/>int root<text:tab/><text:tab/><text:tab/>// Identificador del padre</text:p>
            <text:p text:style-name="P11"><text:tab/>Vector3f toplimit<text:tab/>// Limite superior</text:p>
            <text:p text:style-name="P11"><text:tab/>Vector3f botlimit<text:tab/>// Limite inferior</text:p>
            <text:p text:style-name="P11"><text:tab/>Vector3f angle<text:tab/><text:tab/>// Angulo de giro actual </text:p>
            <text:p text:style-name="P11"><text:tab/>Vector3f pos<text:tab/><text:tab/>// Posición del join</text:p>
          </table:table-cell>
        </table:table-row>
      </table:table>
      <text:p text:style-name="P7">Vector3f es una clase que contiene 3 variables float.</text:p>
      <text:p text:style-name="P7"/>
      <text:p text:style-name="P7"/>
      <text:p text:style-name="P7">La jerarquia de joins es la siguiente:</text:p>
      <text:p text:style-name="P7"/>
      <text:p text:style-name="P8"><text:bookmark text:name="docs-internal-guid-38e48db9-d6ad-2e5f-e26b-3d5374809427"/><text:span text:style-name="T2"><text:s/></text:span><text:span text:style-name="T2"><draw:frame draw:style-name="fr2" draw:name="gráficos3" text:anchor-type="as-char" svg:width="6.228cm" svg:height="7.02cm" draw:z-index="1"><draw:image xlink:href="https://docs.google.com/drawings/d/sccnqICsjoiDVkwzV8daK8g/image?w=348&amp;h=405&amp;rev=76&amp;ac=1" xlink:type="simple" xlink:show="embed" xlink:actuate="onLoad"/></draw:frame></text:span><text:span text:style-name="T2"> </text:span></text:p>
      <text:p text:style-name="P7"><text:bookmark text:name="docs-internal-guid-38e48db9-d6ac-1624-b67a-34849db4e5cc"/><text:s/></text:p>
      <text:p text:style-name="P7">Cada join tendrá un identificador único que permitirá a través de una función llamarlo para ser girado. </text:p>
      <text:p text:style-name="P7">Los identificadores están declarados como defines en el código.</text:p>
      <text:p text:style-name="P7"/>
      <text:p text:style-name="P4"/>
      <text:p text:style-name="P4">c) Tabla de grados de libertad (DoF)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1">Nodo</text:p>
          </table:table-cell>
          <table:table-cell table:style-name="Tabla5.A1" office:value-type="string">
            <text:p text:style-name="P21">Rx</text:p>
          </table:table-cell>
          <table:table-cell table:style-name="Tabla5.A1" office:value-type="string">
            <text:p text:style-name="P21">Ry</text:p>
          </table:table-cell>
          <table:table-cell table:style-name="Tabla5.D1" office:value-type="string">
            <text:p text:style-name="P21">Rz</text:p>
          </table:table-cell>
        </table:table-row>
        <table:table-row>
          <table:table-cell table:style-name="Tabla5.A2" office:value-type="string">
            <text:p text:style-name="P21">0 - ROOT<text:span text:style-name="T3">*</text:span>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 - TORSO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-90 – 90</text:p>
          </table:table-cell>
          <table:table-cell table:style-name="Tabla5.D2" office:value-type="string">
            <text:p text:style-name="P21">-40 – 40</text:p>
          </table:table-cell>
        </table:table-row>
        <table:table-row>
          <table:table-cell table:style-name="Tabla5.A2" office:value-type="string">
            <text:p text:style-name="P21">2 - CUELLO</text:p>
          </table:table-cell>
          <table:table-cell table:style-name="Tabla5.A2" office:value-type="string">
            <text:p text:style-name="P21">- 60 – 20</text:p>
          </table:table-cell>
          <table:table-cell table:style-name="Tabla5.A2" office:value-type="string">
            <text:p text:style-name="P21">-0 – 0</text:p>
          </table:table-cell>
          <table:table-cell table:style-name="Tabla5.D2" office:value-type="string">
            <text:p text:style-name="P21">-30 – 30</text:p>
          </table:table-cell>
        </table:table-row>
        <table:table-row>
          <table:table-cell table:style-name="Tabla5.A2" office:value-type="string">
            <text:p text:style-name="P21">3 - CINTURA</text:p>
          </table:table-cell>
          <table:table-cell table:style-name="Tabla5.A2" office:value-type="string">
            <text:p text:style-name="P21">-30 – 30</text:p>
          </table:table-cell>
          <table:table-cell table:style-name="Tabla5.A2" office:value-type="string">
            <text:p text:style-name="P21">20 – 20</text:p>
          </table:table-cell>
          <table:table-cell table:style-name="Tabla5.D2" office:value-type="string">
            <text:p text:style-name="P21">-10 – 10</text:p>
          </table:table-cell>
        </table:table-row>
        <table:table-row>
          <table:table-cell table:style-name="Tabla5.A2" office:value-type="string">
            <text:p text:style-name="P21">4 - CABEZA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5 - HOMBRO_DER</text:p>
          </table:table-cell>
          <table:table-cell table:style-name="Tabla5.A2" office:value-type="string">
            <text:p text:style-name="P21">-90 – 150 </text:p>
          </table:table-cell>
          <table:table-cell table:style-name="Tabla5.A2" office:value-type="string">
            <text:p text:style-name="P21">-60 – 120 </text:p>
          </table:table-cell>
          <table:table-cell table:style-name="Tabla5.D2" office:value-type="string">
            <text:p text:style-name="P21">-90 – 80</text:p>
          </table:table-cell>
        </table:table-row>
        <table:table-row>
          <table:table-cell table:style-name="Tabla5.A2" office:value-type="string">
            <text:p text:style-name="P21">6 - HOMBRO_IZQ</text:p>
          </table:table-cell>
          <table:table-cell table:style-name="Tabla5.A2" office:value-type="string">
            <text:p text:style-name="P21">-150 – 90</text:p>
          </table:table-cell>
          <table:table-cell table:style-name="Tabla5.A2" office:value-type="string">
            <text:p text:style-name="P21">-120 – 60</text:p>
          </table:table-cell>
          <table:table-cell table:style-name="Tabla5.D2" office:value-type="string">
            <text:p text:style-name="P21">-90 – 80</text:p>
          </table:table-cell>
        </table:table-row>
        <text:soft-page-break/>
        <table:table-row>
          <table:table-cell table:style-name="Tabla5.A2" office:value-type="string">
            <text:p text:style-name="P21">7 - CADERA_DER</text:p>
          </table:table-cell>
          <table:table-cell table:style-name="Tabla5.A2" office:value-type="string">
            <text:p text:style-name="P21">-30 – 50</text:p>
          </table:table-cell>
          <table:table-cell table:style-name="Tabla5.A2" office:value-type="string">
            <text:p text:style-name="P21">-10 – 1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8 - CADERA_IZQ</text:p>
          </table:table-cell>
          <table:table-cell table:style-name="Tabla5.A2" office:value-type="string">
            <text:p text:style-name="P21">-30 – 50</text:p>
          </table:table-cell>
          <table:table-cell table:style-name="Tabla5.A2" office:value-type="string">
            <text:p text:style-name="P21">-10 – 1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9 - CODO_DER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140</text:p>
          </table:table-cell>
        </table:table-row>
        <table:table-row>
          <table:table-cell table:style-name="Tabla5.A2" office:value-type="string">
            <text:p text:style-name="P21">10 - CODO_IZQ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140</text:p>
          </table:table-cell>
        </table:table-row>
        <table:table-row>
          <table:table-cell table:style-name="Tabla5.A2" office:value-type="string">
            <text:p text:style-name="P21">11 - MUNECA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0 – 30 </text:p>
          </table:table-cell>
          <table:table-cell table:style-name="Tabla5.D2" office:value-type="string">
            <text:p text:style-name="P21">-50 – 50</text:p>
          </table:table-cell>
        </table:table-row>
        <table:table-row>
          <table:table-cell table:style-name="Tabla5.A2" office:value-type="string">
            <text:p text:style-name="P21">12 - MUNECA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0 – 30 </text:p>
          </table:table-cell>
          <table:table-cell table:style-name="Tabla5.D2" office:value-type="string">
            <text:p text:style-name="P21">-50 – 50</text:p>
          </table:table-cell>
        </table:table-row>
        <table:table-row>
          <table:table-cell table:style-name="Tabla5.A2" office:value-type="string">
            <text:p text:style-name="P21">13 - MANO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4 - MANO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15 - RODILLA_DER</text:p>
          </table:table-cell>
          <table:table-cell table:style-name="Tabla5.A2" office:value-type="string">
            <text:p text:style-name="P21">-6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6 - RODILLA_IZQ</text:p>
          </table:table-cell>
          <table:table-cell table:style-name="Tabla5.A2" office:value-type="string">
            <text:p text:style-name="P21">-6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7 - TALON_DER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8 - TALON_IZQ</text:p>
          </table:table-cell>
          <table:table-cell table:style-name="Tabla5.A2" office:value-type="string">
            <text:p text:style-name="P21">0 – 0</text:p>
          </table:table-cell>
          <table:table-cell table:style-name="Tabla5.A2" office:value-type="string">
            <text:p text:style-name="P21">0 – 0</text:p>
          </table:table-cell>
          <table:table-cell table:style-name="Tabla5.D2" office:value-type="string">
            <text:p text:style-name="P21">0 – 0</text:p>
          </table:table-cell>
        </table:table-row>
        <table:table-row>
          <table:table-cell table:style-name="Tabla5.A2" office:value-type="string">
            <text:p text:style-name="P21">19 - PIE_DER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  <table:table-row>
          <table:table-cell table:style-name="Tabla5.A2" office:value-type="string">
            <text:p text:style-name="P21">20 - PIE_IZQ</text:p>
          </table:table-cell>
          <table:table-cell table:style-name="Tabla5.A2" office:value-type="string">
            <text:p text:style-name="P21">-360 – 360</text:p>
          </table:table-cell>
          <table:table-cell table:style-name="Tabla5.A2" office:value-type="string">
            <text:p text:style-name="P21">-360 – 360</text:p>
          </table:table-cell>
          <table:table-cell table:style-name="Tabla5.D2" office:value-type="string">
            <text:p text:style-name="P21">-360 – 360</text:p>
          </table:table-cell>
        </table:table-row>
      </table:table>
      <text:p text:style-name="P5">*El nodo ROOT además de los tres grados de libertad de rotación tiene tres mas de translación.</text:p>
      <text:p text:style-name="P4"/>
      <text:p text:style-name="P4"/>
      <text:p text:style-name="P24">d) Movimiento del esqueleto. Primitivas</text:p>
      <text:list xml:id="list7303023326903645339" text:style-name="L1">
        <text:list-item>
          <text:p text:style-name="P32">Rotación de un join:</text:p>
        </text:list-item>
      </text:list>
      <text:p text:style-name="P26"><text:tab/>Se encarga de asignar un ángulo a un join del esqueleto.<text:lin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5">void rotate(Vector3f rot);</text:p>
          </table:table-cell>
        </table:table-row>
      </table:table>
      <text:p text:style-name="P26"><text:tab/><text:line-break/><text:tab/>Ejemplo de uso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>e.joins[TORSO].rotate(Vector3f(50.0f,0,0));</text:p>
          </table:table-cell>
        </table:table-row>
        <table:table-row>
          <table:table-cell table:style-name="Tabla8.A2" office:value-type="string">
            <text:p text:style-name="P26">Se rota el join del roso 50 grados en el eje X</text:p>
          </table:table-cell>
        </table:table-row>
      </table:table>
      <text:p text:style-name="P26"/>
      <text:list xml:id="list36728578" text:continue-numbering="true" text:style-name="L1">
        <text:list-item>
          <text:p text:style-name="P32">Translación del esqueleto:<text:line-break/>Permite mover la posición global del esqueleto.<text:line-break/>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27">void move(float x, float y, float z)</text:p>
          </table:table-cell>
        </table:table-row>
      </table:table>
      <text:list xml:id="list36715908" text:continue-numbering="true" text:style-name="L1">
        <text:list-header>
          <text:p text:style-name="P32"/>
        </text:list-header>
      </text:list>
      <text:p text:style-name="P26"/>
      <text:p text:style-name="P26"/>
      <text:p text:style-name="P24"><text:soft-page-break/>e) Limitaciones</text:p>
      <text:p text:style-name="P24"/>
      <text:p text:style-name="P24"/>
      <text:p text:style-name="P24">f) Ejemplos: capturas de pantalla y vídeos</text:p>
      <text:p text:style-name="P2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635cm" fo:margin-right="0cm" fo:margin-top="0.106cm" fo:margin-bottom="0cm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paragraph-properties fo:margin-top="0.423cm" fo:margin-bottom="1.27cm" fo:line-height="100%" fo:text-align="end" style:justify-single-word="false"/>
      <style:text-properties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Informática Gráfica <text:s text:c="34"/><text:tab/><text:tab/>Modelo articulado con OpenGL</text:p>
      </style:header>
      <style:header-left>
        <text:p text:style-name="Header_20_left">Informática Gráfica <text:s text:c="34"/><text:tab/><text:tab/>Modelo articulado con OpenGL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Horizontal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8:06:15.63</meta:creation-date>
    <meta:generator>OpenOffice/4.0.0$Win32 OpenOffice.org_project/400m3$Build-9702</meta:generator>
    <dc:date>2014-05-09T16:57:26.42</dc:date>
    <meta:editing-duration>P1DT2H29M42S</meta:editing-duration>
    <meta:editing-cycles>287</meta:editing-cycles>
    <dc:creator>Paco García Díaz</dc:creator>
    <meta:document-statistic meta:table-count="9" meta:image-count="2" meta:object-count="0" meta:page-count="6" meta:paragraph-count="168" meta:word-count="720" meta:character-count="3913"/>
  </office:meta>
</office:document-meta>
</file>